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DOM AND BELIEVERS (5:1-1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KINGDOM AND BELIEVERS (5:1-1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Kingdom attributes (5:1-1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Kingdom attributes (5:1-12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poor in spirit (5:3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oor in spirit (5:3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ole (5:3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ward (5:3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Kingdom attributes (5:1-12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oor in spirit (5: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ose who mourn (5:4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ose who mourn (5:4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ole (5:4a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eward (5:4b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Kingdom attributes (5:1-12)<text:s text:c="1"/></text:span><text:span text:style-name="a559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oor in spirit (5: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ose who mourn (5: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ek (5: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ek (5:5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role (5:5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reward (5:5b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Kingdom attributes (5:1-12)<text:s text:c="1"/></text:span><text:span text:style-name="a592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oor in spirit (5: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ose who mourn (5: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eek (5: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ose who hunger and thirst for righteousness (5: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ose who hunger and thirst for righteousness (5:6)<text:s text:c="1"/></text:span><text:span text:style-name="a613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role (5:6a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ward (5:6b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Kingdom attributes (5:1-12)<text:s text:c="1"/></text:span><text:span text:style-name="a628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oor in spirit (5: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ose who mourn (5: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ek (5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ose who hunger and thirst for righteousness (5:6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erciful (5: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merciful (5:7)<text:s text:c="1"/></text:span><text:span text:style-name="a652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ole (5:7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reward (5:7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Kingdom attributes (5:1-12)<text:s text:c="1"/></text:span><text:span text:style-name="a667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oor in spirit (5:3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ose who mourn (5: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eek (5:5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ose who hunger and thirst for righteousness (5:6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merciful (5: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ure in heart (5:8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pure in heart (5:8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ole (5:8a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ward (5:8b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3-twoColTx-Title-and-2-Column-Text" presentation:presentation-page-layout-name="Master1-PPL13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Kingdom attributes (5:1-12)<text:s text:c="1"/></text:span><text:span text:style-name="a709" text:class-names=""/></text:p>
          </draw:text-box>
          <svg:title/>
          <svg:desc/>
        </draw:frame>
        <draw:frame draw:id="id119" presentation:style-name="a724" draw:name="Text Placeholder 2" svg:x="1.38021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poor in spirit (5: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ose who mourn (5: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meek (5:5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frame draw:id="id120" presentation:style-name="a740" draw:name="Text Placeholder 3" svg:x="6.16319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ose who hunger and thirst for righteousness (5: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merciful (5: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pure in heart (5: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eacemakers (5:9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6" draw:style-name="a741" draw:master-page-name="Master1-Layout12-tx-Title-and-Text" presentation:presentation-page-layout-name="Master1-PPL12" draw:id="Slide-271">
        <draw:frame draw:id="id121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eacemakers (5:9)<text:s text:c="1"/></text:span><text:span text:style-name="a743" text:class-names=""/></text:p>
          </draw:text-box>
          <svg:title/>
          <svg:desc/>
        </draw:frame>
        <draw:frame draw:id="id122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role (5:9a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ward (5:9b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3-twoColTx-Title-and-2-Column-Text" presentation:presentation-page-layout-name="Master1-PPL13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Kingdom attributes (5:1-12)<text:s text:c="1"/></text:span><text:span text:style-name="a758" text:class-names=""/></text:p>
          </draw:text-box>
          <svg:title/>
          <svg:desc/>
        </draw:frame>
        <draw:frame draw:id="id124" presentation:style-name="a776" draw:name="Text Placeholder 2" svg:x="1.38021in" svg:y="2in" svg:width="4.61632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oor in spirit (5:3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ose who mourn (5: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meek (5: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ose who hunger and thirst for righteousness (5: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25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merciful (5: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ure in heart (5:8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eacemakers (5:9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ose who are persecuted for the sake of righteousness (5:10-1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8" draw:style-name="a793" draw:master-page-name="Master1-Layout12-tx-Title-and-Text" presentation:presentation-page-layout-name="Master1-PPL12" draw:id="Slide-273">
        <draw:frame draw:id="id126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Those who are persecuted for the sake of righteousness (5:10-12)<text:s text:c="1"/></text:span><text:span text:style-name="a795" text:class-names=""/></text:p>
          </draw:text-box>
          <svg:title/>
          <svg:desc/>
        </draw:frame>
        <draw:frame draw:id="id127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role (5:10a, 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ward (5:1b, 12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3-twoColTx-Title-and-2-Column-Text" presentation:presentation-page-layout-name="Master1-PPL13" draw:id="Slide-274">
        <draw:frame draw:id="id128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Kingdom attributes (5:1-12)<text:s text:c="1"/></text:span><text:span text:style-name="a810" text:class-names=""/></text:p>
          </draw:text-box>
          <svg:title/>
          <svg:desc/>
        </draw:frame>
        <draw:frame draw:id="id129" presentation:style-name="a828" draw:name="Text Placeholder 2" svg:x="1.38021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oor in spirit (5: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ose who mourn (5: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ek (5:5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ose who hunger and thirst for righteousness (5:6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  <draw:frame draw:id="id130" presentation:style-name="a844" draw:name="Text Placeholder 3" svg:x="6.16319in" svg:y="2in" svg:width="4.61632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merciful (5:7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pure in heart (5:8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acemakers (5:9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ose who are persecuted for the sake of righteousness (5:10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0" draw:style-name="a845" draw:master-page-name="Master1-Layout12-tx-Title-and-Text" presentation:presentation-page-layout-name="Master1-PPL12" draw:id="Slide-275">
        <draw:frame draw:id="id13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KINGDOM AND BELIEVERS (5:1-16)<text:s text:c="1"/></text:span><text:span text:style-name="a847" text:class-names=""/></text:p>
          </draw:text-box>
          <svg:title/>
          <svg:desc/>
        </draw:frame>
        <draw:frame draw:id="id13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Kingdom attributes (5:1-12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Kingdom actions (5:13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1" draw:style-name="a860" draw:master-page-name="Master1-Layout12-tx-Title-and-Text" presentation:presentation-page-layout-name="Master1-PPL12" draw:id="Slide-276">
        <draw:frame draw:id="id13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<text:s text:c="1"/>Kingdom actions (5:13-16)<text:s text:c="1"/></text:span><text:span text:style-name="a862" text:class-names=""/></text:p>
          </draw:text-box>
          <svg:title/>
          <svg:desc/>
        </draw:frame>
        <draw:frame draw:id="id134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o function as the salt of the earth (5:13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o function as the light of the world (5:14-16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2" draw:style-name="a875" draw:master-page-name="Master1-Layout12-tx-Title-and-Text" presentation:presentation-page-layout-name="Master1-PPL12" draw:id="Slide-277">
        <draw:frame draw:id="id135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HE KINGDOM AND BELIEVERS (5:1-16)<text:s text:c="1"/></text:span><text:span text:style-name="a877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Kingdom attributes (5:1-1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Kingdom actions (5:13-16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7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TTHEW 5<text:s text:c="1"/></text:span><text:span text:style-name="a892" text:class-names=""/></text:p>
          </draw:text-box>
          <svg:title/>
          <svg:desc/>
        </draw:frame>
        <draw:frame draw:id="id138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KINGDOM AND BELIEVERS (5:1-16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KINGDOM AND THE LAW (5:17-20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2-tx-Title-and-Text" presentation:presentation-page-layout-name="Master1-PPL12" draw:id="Slide-279">
        <draw:frame draw:id="id139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KINGDOM AND THE LAW (5:17-20)<text:s text:c="1"/></text:span><text:span text:style-name="a907" text:class-names=""/></text:p>
          </draw:text-box>
          <svg:title/>
          <svg:desc/>
        </draw:frame>
        <draw:frame draw:id="id140" presentation:style-name="a922" draw:name="Text Placeholder 2" svg:x="1.38in" svg:y="2in" svg:width="9.4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Redeemer and the law (5:17-1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redeemed and the law (5:19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religious leaders and the law (5:20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25" draw:style-name="a923" draw:master-page-name="Master1-Layout12-tx-Title-and-Text" presentation:presentation-page-layout-name="Master1-PPL12" draw:id="Slide-280">
        <draw:frame draw:id="id141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MATTHEW 5<text:s text:c="1"/></text:span><text:span text:style-name="a925" text:class-names=""/></text:p>
          </draw:text-box>
          <svg:title/>
          <svg:desc/>
        </draw:frame>
        <draw:frame draw:id="id142" presentation:style-name="a940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THE KINGDOM AND BELIEVERS (5:1-16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THE KINGDOM AND THE LAW (5:17-20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THE KINGDOM AND THE OLD TESTAMENT (5:21-48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</draw:page>
      <draw:page draw:name="Slide26" draw:style-name="a941" draw:master-page-name="Master1-Layout1-title-Title-Slide" presentation:presentation-page-layout-name="Master1-PPL1" draw:id="Slide-281">
        <draw:frame draw:id="id143" presentation:style-name="a945" draw:name="Title 1" svg:x="1.38in" svg:y="0.83in" svg:width="10.3in" svg:height="4.42in" presentation:class="title" presentation:placeholder="false">
          <draw:text-box>
            <text:p text:style-name="a944" text:class-names="" text:cond-style-name=""><text:span text:style-name="a942" text:class-names="">THE KINGDOM AND THE OLD TESTAMENT (5:21-48)<text:s text:c="1"/></text:span><text:span text:style-name="a943" text:class-names=""/></text:p>
          </draw:text-box>
          <svg:title/>
          <svg:desc/>
        </draw:frame>
        <draw:frame draw:id="id144" presentation:style-name="a950" draw:name="Subtitle 2" svg:x="1.38in" svg:y="5.25in" svg:width="10.3in" svg:height="1.85in" presentation:class="subtitle" presentation:placeholder="false">
          <draw:text-box>
            <text:p text:style-name="a947" text:class-names="" text:cond-style-name=""><text:span text:style-name="a946" text:class-names=""><text:s text:c="1"/>In regard to murder (5:21-26)<text:s text:c="1"/></text:span></text:p>
            <text:p text:style-name="a949" text:class-names="" text:cond-style-name=""><text:span text:style-name="a948" text:class-names=""/></text:p>
          </draw:text-box>
          <svg:title/>
          <svg:desc/>
        </draw:frame>
      </draw:page>
      <draw:page draw:name="Slide27" draw:style-name="a951" draw:master-page-name="Master1-Layout12-tx-Title-and-Text" presentation:presentation-page-layout-name="Master1-PPL12" draw:id="Slide-282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In regard to murder (5:21-26)<text:s text:c="1"/></text:span><text:span text:style-name="a953" text:class-names=""/></text:p>
          </draw:text-box>
          <svg:title/>
          <svg:desc/>
        </draw:frame>
        <draw:frame draw:id="id146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basic concept (5:21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broadened concept (5:22-2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28" draw:style-name="a966" draw:master-page-name="Master1-Layout12-tx-Title-and-Text" presentation:presentation-page-layout-name="Master1-PPL12" draw:id="Slide-283">
        <draw:frame draw:id="id147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THE KINGDOM AND THE OLD TESTAMENT (5:21-48)<text:s text:c="1"/></text:span><text:span text:style-name="a968" text:class-names=""/></text:p>
          </draw:text-box>
          <svg:title/>
          <svg:desc/>
        </draw:frame>
        <draw:frame draw:id="id148" presentation:style-name="a980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In regard to murder (5:21-2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n regard to adultery (5:27-3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29" draw:style-name="a981" draw:master-page-name="Master1-Layout12-tx-Title-and-Text" presentation:presentation-page-layout-name="Master1-PPL12" draw:id="Slide-284">
        <draw:frame draw:id="id149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In regard to adultery (5:27-30)<text:s text:c="1"/></text:span><text:span text:style-name="a983" text:class-names=""/></text:p>
          </draw:text-box>
          <svg:title/>
          <svg:desc/>
        </draw:frame>
        <draw:frame draw:id="id150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 basic concept (5:27):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 broadened concept (5:28-30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0" draw:style-name="a996" draw:master-page-name="Master1-Layout12-tx-Title-and-Text" presentation:presentation-page-layout-name="Master1-PPL12" draw:id="Slide-285">
        <draw:frame draw:id="id151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THE KINGDOM AND THE OLD TESTAMENT (5:21-48)<text:s text:c="1"/></text:span><text:span text:style-name="a998" text:class-names=""/></text:p>
          </draw:text-box>
          <svg:title/>
          <svg:desc/>
        </draw:frame>
        <draw:frame draw:id="id152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In regard to murder (5:21-2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In regard to adultery (5:27-30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n regard to divorce (5:31-3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1" draw:style-name="a1014" draw:master-page-name="Master1-Layout12-tx-Title-and-Text" presentation:presentation-page-layout-name="Master1-PPL12" draw:id="Slide-286">
        <draw:frame draw:id="id153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In regard to divorce (5:31-32)<text:s text:c="1"/></text:span><text:span text:style-name="a1016" text:class-names=""/></text:p>
          </draw:text-box>
          <svg:title/>
          <svg:desc/>
        </draw:frame>
        <draw:frame draw:id="id154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 basic concept (5:31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 broadened concept (5:3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2" draw:style-name="a1029" draw:master-page-name="Master1-Layout12-tx-Title-and-Text" presentation:presentation-page-layout-name="Master1-PPL12" draw:id="Slide-287">
        <draw:frame draw:id="id155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KINGDOM AND THE OLD TESTAMENT (5:21-48)<text:s text:c="1"/></text:span><text:span text:style-name="a1031" text:class-names=""/></text:p>
          </draw:text-box>
          <svg:title/>
          <svg:desc/>
        </draw:frame>
        <draw:frame draw:id="id156" presentation:style-name="a1049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In regard to murder (5:21-2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In regard to adultery (5:27-30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n regard to divorce (5:31-3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In regard to oaths (5:33-37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3" draw:style-name="a1050" draw:master-page-name="Master1-Layout12-tx-Title-and-Text" presentation:presentation-page-layout-name="Master1-PPL12" draw:id="Slide-288">
        <draw:frame draw:id="id157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In regard to oaths (5:33-37)<text:s text:c="1"/></text:span><text:span text:style-name="a1052" text:class-names=""/></text:p>
          </draw:text-box>
          <svg:title/>
          <svg:desc/>
        </draw:frame>
        <draw:frame draw:id="id158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basic concept (5:33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broadened concept (5:34-3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4" draw:style-name="a1065" draw:master-page-name="Master1-Layout12-tx-Title-and-Text" presentation:presentation-page-layout-name="Master1-PPL12" draw:id="Slide-289">
        <draw:frame draw:id="id159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KINGDOM AND THE OLD TESTAMENT (5:21-48)<text:s text:c="1"/></text:span><text:span text:style-name="a1067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In regard to murder (5:21-26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In regard to adultery (5:27-30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In regard to divorce (5:31-3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In regard to oaths (5:33-3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In regard to retaliation (5:38-42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<text:s text:c="1"/>In regard to retaliation (5:38-42)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basic concept (5:38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broadened concept (5:39-42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THE KINGDOM AND THE OLD TESTAMENT (5:21-48)<text:s text:c="1"/></text:span><text:span text:style-name="a1106" text:class-names=""/></text:p>
          </draw:text-box>
          <svg:title/>
          <svg:desc/>
        </draw:frame>
        <draw:frame draw:id="id164" presentation:style-name="a1130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<text:s text:c="1"/>In regard to murder (5:21-26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In regard to adultery (5:27-30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In regard to divorce (5:31-3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In regard to oaths (5:33-37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In regard to retaliation (5:38-42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In regard to love (5:43-48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37" draw:style-name="a1131" draw:master-page-name="Master1-Layout12-tx-Title-and-Text" presentation:presentation-page-layout-name="Master1-PPL12" draw:id="Slide-292">
        <draw:frame draw:id="id165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<text:s text:c="1"/>In regard to love (5:43-48)<text:s text:c="1"/></text:span><text:span text:style-name="a1133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The basic concept (5:43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The broadened concept (5:44-4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2-tx-Title-and-Text" presentation:presentation-page-layout-name="Master1-PPL12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THE KINGDOM AND THE OLD TESTAMENT (5:21-48)<text:s text:c="1"/></text:span><text:span text:style-name="a1148" text:class-names=""/></text:p>
          </draw:text-box>
          <svg:title/>
          <svg:desc/>
        </draw:frame>
        <draw:frame draw:id="id168" presentation:style-name="a1172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<text:s text:c="1"/>In regard to murder (5:21-26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In regard to adultery (5:27-30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In regard to divorce (5:31-32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In regard to oaths (5:33-37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In regard to retaliation (5:38-4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In regard to love (5:43-48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39" draw:style-name="a1173" draw:master-page-name="Master1-Layout12-tx-Title-and-Text" presentation:presentation-page-layout-name="Master1-PPL12" draw:id="Slide-294">
        <draw:frame draw:id="id169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MATTHEW 5<text:s text:c="1"/></text:span><text:span text:style-name="a1175" text:class-names=""/></text:p>
          </draw:text-box>
          <svg:title/>
          <svg:desc/>
        </draw:frame>
        <draw:frame draw:id="id170" presentation:style-name="a1190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THE KINGDOM AND BELIEVERS (5:1-16)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THE KINGDOM AND THE LAW (5:17-20)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THE KINGDOM AND THE OLD TESTAMENT (5:21-48)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5 </dc:title>
    <meta:initial-creator>David STRICKLAND</meta:initial-creator>
    <dc:creator>David STRICKLAND</dc:creator>
    <meta:creation-date>2020-02-22T17:35:44Z</meta:creation-date>
    <dc:date>2020-02-22T17:35:45Z</dc:date>
    <meta:template xlink:href="BibleStudy" xlink:type="simple"/>
    <meta:editing-cycles>1</meta:editing-cycles>
    <meta:editing-duration>PT0S</meta:editing-duration>
    <meta:document-statistic meta:paragraph-count="157" meta:word-count="1167"/>
  </office:meta>
</office:document-meta>
</file>